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83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e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a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y-efficient control allocation with applications on planar motion control of electric ground vehicles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ting power systems, transport systems and vehicle technology for electric mobility impact assessment and efficient control</text:p>
          </table:table-cell>
          <table:table-cell office:value-type="float" office:value="2012" calcext:value-type="float">
            <text:p>2012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ligent battery energy management and control for vehicle-to-grid via cloud computing network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nergy efficient solution: Integrating Plug-In Hybrid Electric Vehicle in smart grid with renewable energy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-management system for a hybrid electric vehicle, using ultracapacitors and neural networks</text:p>
          </table:table-cell>
          <table:table-cell office:value-type="float" office:value="2006" calcext:value-type="float">
            <text:p>2006</text:p>
          </table:table-cell>
          <table:table-cell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efficient algorithms for Electric Vehicle charging with intermittent renewable energy sources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-efficient operation of rail Vehicles</text:p>
          </table:table-cell>
          <table:table-cell office:value-type="float" office:value="2003" calcext:value-type="float">
            <text:p>2003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al Control of the Driving of Trains</text:p>
          </table:table-cell>
          <table:table-cell office:value-type="float" office:value="2002" calcext:value-type="float">
            <text:p>2002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Management in Hybrid Electric Vehicles: Benefit of Pred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 design of minimal energy controls for an electric bicycle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rmination of the fuel-optimal trajectory for a vehicle along a known route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 of hybrid electric vehicles</text:p>
          </table:table-cell>
          <table:table-cell office:value-type="float" office:value="2007" calcext:value-type="float">
            <text:p>2007</text:p>
          </table:table-cell>
          <table:table-cell office:value-type="float" office:value="514" calcext:value-type="float">
            <text:p>5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 implementation of dynamic programming for optimal control problems with final state constraints</text:p>
          </table:table-cell>
          <table:table-cell office:value-type="float" office:value="2010" calcext:value-type="float">
            <text:p>2010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ign of genetic-fuzzy control strategy for parallel hybrid electric vehicles</text:p>
          </table:table-cell>
          <table:table-cell office:value-type="float" office:value="2008" calcext:value-type="float">
            <text:p>2008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utionary robotics</text:p>
          </table:table-cell>
          <table:table-cell office:value-type="float" office:value="2013" calcext:value-type="float">
            <text:p>2013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 paper “Evolving look ahead controller...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lgorithms with sharing for multimodal function optimization (N/A – google preview)</text:p>
          </table:table-cell>
          <table:table-cell office:value-type="float" office:value="1987" calcext:value-type="float">
            <text:p>1987</text:p>
          </table:table-cell>
          <table:table-cell office:value-type="float" office:value="2347" calcext:value-type="float">
            <text:p>23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olving artificial neural networks</text:p>
          </table:table-cell>
          <table:table-cell office:value-type="float" office:value="1999" calcext:value-type="float">
            <text:p>1999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ative analysis of selection schemes used in genetic algorithms</text:p>
          </table:table-cell>
          <table:table-cell office:value-type="float" office:value="1991" calcext:value-type="float">
            <text:p>1991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volving neural networks through augmenting topologies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414" calcext:value-type="float">
            <text:p>1414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orming neural networks through efficient and adaptive coevolution</text:p>
          </table:table-cell>
          <table:table-cell office:value-type="float" office:value="1997" calcext:value-type="float">
            <text:p>1997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comparison between cellular encoding and direct encoding for genetic neural networks</text:p>
          </table:table-cell>
          <table:table-cell office:value-type="float" office:value="1996" calcext:value-type="float">
            <text:p>1996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modified genetic algorithm for optimal control problems</text:p>
          </table:table-cell>
          <table:table-cell office:value-type="float" office:value="1992" calcext:value-type="float">
            <text:p>199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y-efficient operation of rail vehicles</text:p>
          </table:table-cell>
          <table:table-cell office:value-type="float" office:value="2003" calcext:value-type="float">
            <text:p>200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olutionary robots with on-line self-organization and behavioral fitness</text:p>
          </table:table-cell>
          <table:table-cell office:value-type="float" office:value="2000" calcext:value-type="float">
            <text:p>200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o-driving: An overlooked climate change initiative</text:p>
          </table:table-cell>
          <table:table-cell office:value-type="float" office:value="2010" calcext:value-type="float">
            <text:p>2010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of genetic-fuzzy control strategy for parallel hybrid electric vehicles</text:p>
          </table:table-cell>
          <table:table-cell office:value-type="float" office:value="2008" calcext:value-type="float">
            <text:p>200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 implementation of dynamic programming for optimal control problems with final state constraints</text:p>
          </table:table-cell>
          <table:table-cell office:value-type="float" office:value="2010" calcext:value-type="float">
            <text:p>201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t differential evolution algorithms for multimodal optimal control problems</text:p>
          </table:table-cell>
          <table:table-cell office:value-type="float" office:value="2003" calcext:value-type="float">
            <text:p>20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ining urban bus drivers to promote smart driving: A note on a Greek eco-driving pilot program</text:p>
          </table:table-cell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olving neural feedforward networks (N/A)</text:p>
          </table:table-cell>
          <table:table-cell office:value-type="float" office:value="1993" calcext:value-type="float">
            <text:p>1993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 of highway vehicles for minimum fuel consumption over varying terrain</text:p>
          </table:table-cell>
          <table:table-cell office:value-type="float" office:value="1977" calcext:value-type="float">
            <text:p>19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olving obstacle avoidance behavior in a robot arm</text:p>
          </table:table-cell>
          <table:table-cell office:value-type="float" office:value="1996" calcext:value-type="float">
            <text:p>199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k-ahead control of heavy trucks utilizing road topography</text:p>
          </table:table-cell>
          <table:table-cell office:value-type="float" office:value="2007" calcext:value-type="float">
            <text:p>2007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licit fuel optimal speed profiles for heavy trucks on a set of topographic road profiles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al control of the driving of trains (N/A)</text:p>
          </table:table-cell>
          <table:table-cell office:value-type="float" office:value="2002" calcext:value-type="float">
            <text:p>200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-of-the-art and emerging truck engine technologies for optimized performance, emissions and life cycle costs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ermination of the fuel-optimal trajectory for a vehicle along a known route</text:p>
          </table:table-cell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evolutionary program for a class of continuous optimal control problems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y management in hybrid electric vehicles: Benefit of pred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t, present and future of automotive control (N/A)</text:p>
          </table:table-cell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 transport GHG: Routes to 2050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l optimal trajectories of a fuel cell vehicle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 design of minimal energy controls for an electric bicycle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sels European Council 29/30 OCTOBER 2009-Presidency Conclusions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ate for a transport change - term 2007: Indicators tracking transport and environment in the european union</text:p>
          </table:table-cell>
          <table:table-cell office:value-type="float" office:value="2007" calcext:value-type="float">
            <text:p>2007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8:Sheet1.C4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0:49:29.719438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2:52:42.768968782</meta:creation-date>
    <dc:date>2016-01-05T14:49:17.807277627</dc:date>
    <meta:editing-duration>PT2H10M45S</meta:editing-duration>
    <meta:editing-cycles>9</meta:editing-cycles>
    <meta:generator>LibreOffice/4.2.8.2$Linux_X86_64 LibreOffice_project/420m0$Build-2</meta:generator>
    <meta:document-statistic meta:table-count="1" meta:cell-count="157" meta:object-count="0"/>
  </office:meta>
</office:document-meta>
</file>